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2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23:11:05.524660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29T23:19:01.107112285</dc:date>
    <meta:editing-duration>P3DT6H19M21S</meta:editing-duration>
    <meta:editing-cycles>1533</meta:editing-cycles>
    <meta:generator>LibreOffice/4.2.6.3$Linux_X86_64 LibreOffice_project/420m0$Build-3</meta:generator>
    <meta:document-statistic meta:table-count="11" meta:cell-count="3700" meta:object-count="0"/>
  </office:meta>
</office:document-meta>
</file>